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Footer">
      <style:paragraph-properties fo:text-align="end" style:justify-single-word="false"/>
      <style:text-properties fo:color="#808080"/>
    </style:style>
    <style:style style:name="P3" style:family="paragraph" style:parent-style-name="Text_20_body">
      <style:text-properties style:font-name="Cambria" fo:font-size="10pt" fo:language="en" fo:country="US" style:font-name-asian="PrioriSerifOT-Regular" style:font-size-asian="10pt" style:font-name-complex="PrioriSerifOT-Regular" style:font-size-complex="10pt"/>
    </style:style>
    <style:style style:name="P4" style:family="paragraph" style:parent-style-name="Heading_20_1">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background-color="#ffff00"/>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e of the Runelords</text:h>
      <text:p text:style-name="Text_20_body">PC Notes</text:p>
      <text:p text:style-name="Text_20_body"><text:date style:data-style-name="N37" text:date-value="2013-01-28T22:54:15.94">01/28/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Rise of the Runelords<text:tab/>1</text:p>
          <text:p text:style-name="P6">Láidir "Al" Smith<text:tab/>3</text:p>
          <text:p text:style-name="P6">Iradli "El Guapo"<text:tab/>4</text:p>
          <text:p text:style-name="P6">OheeOhee "Woodchuck"<text:tab/>5</text:p>
          <text:p text:style-name="P6">Thaolos "WhiteStar"<text:tab/>6</text:p>
        </text:index-body>
      </text:table-of-content>
      <text:p text:style-name="P3"/>
      <text:h text:style-name="P4" text:outline-level="1">Láidir "Al" Smith</text:h>
      <text:p text:style-name="Standard">Láidir "Al" Smith. 6'0", black hair, brown eyes, fair skin. Neutral Druid.<text:line-break/></text:p>
      <text:p text:style-name="Standard">Born in the town of Sandpoint, Al was the eldest son of a blacksmith. He watched his <text:span text:style-name="T1">father craft armor and mighty blades</text:span> while his younger <text:span text:style-name="T1">human sister and half-elf brother</text:span> played. At age 12, "The Incident" left him covered in blood, his clothes tattered, with his father's unconscious body covered in scratches and bite marks. Fearful of losing control again and attacking his siblings, he fled into the wilderness, spending several fitful nights on the rim of insanity before stumbling across a healer from the <text:span text:style-name="T1">Shriikirri-Quah (Hawk Clan)</text:span>.<text:line-break/></text:p>
      <text:p text:style-name="Standard">With the Shoanti healer's help, Al recovered. Enticed with promises of freedom from his inner demon, Al studied the Druidic ways of nature. He began to worship Gozreh, the great God of nature, weather, and the sea.<text:line-break/></text:p>
      <text:p text:style-name="Standard">Al gradually learned the ways of the Druids. <text:span text:style-name="T1">After 10 arduous years</text:span>, he eventually trained a wild mustang and became known to the Shriikirri-Quah as Láidir (Strong One).<text:line-break/></text:p>
      <text:p text:style-name="Standard">Now, with his transformations in check, and eager to earn honor as a warrior, Láidir returns to Sandpoint for the Swallowtail festival, to say goodbye to his old family and join a new family of warriors.</text:p>
      <text:h text:style-name="P4" text:outline-level="1">Iradli "El Guapo"</text:h>
      <text:p text:style-name="Standard"><text:bookmark text:name="lw_1359440776_0"/>El Guapo was very handsome and grew up in Central Europe. He then later went on a boat to a country called America. After many years and many jobs he finally worked at a company called DivX, that got bought by another company called Rovi. There he worked on DPS, Auto CTK and DPS iOS Player Pack.<text:line-break/><text:line-break/>El Guapo worked late one night because he broke the build again and had troubles fixing it. Weird characters started to appear on his screen all of a sudden. The lights started flickering, strong winds came up inside the building. A dimensional disturbance appeared on top of the refrigerator behind his chair. He felt a strong pull from the dimensional disturbance and got sucked into it.<text:line-break/><text:line-break/>He woke up on a <text:span text:style-name="T1">river bank near the town of Sandpoint</text:span>. Looking into the water he saw his reflection and noticed pointy ears and he was only average handsome anymore. He wore simple medieval clothes instead of his cool Levis jeans and Karl Lagerfeld shirt. His blood was still red and therefore he knew he didn't turn into a Vulcan or Romulan.<text:line-break/><text:line-break/>He wandered around till he came to the gates of the town of Sandpoint. There another half-elf wizard noticed that the poor guy. <text:span text:style-name="T1">He said he reminded him on his Druid brother Láidir "Al" Smith who ran away 10 years ago after "The Incident".</text:span> El Guapo told him about his previous charmed life and how he found himself here and the half-elf told him about the world he is now in, about his blacksmith family and the tragic story of his long lost brother. The two became friends and over the years El Guapo learned many things about his new world.<text:line-break/><text:line-break/>He took the Elvish name Iradli, but was mostly known under his nickname El Guapo.<text:line-break/><text:line-break/>Being interested in nature and philosophy he was accepted to one of the <text:span text:style-name="T1">finest wizard schools</text:span>. His interest of what every thing is in itself, how it changes and how it relates to its environment, made the Transmutation school a natural choice for him. After studying hard and earning is 1st level Wizard degree, he is now keen on exploring the world and applying those skills with a group of similar minded adventurers.<text:line-break/><text:line-break/>El Guapo wants to bring glory to his name and become one of the finest wizards this world has ever seen. Besides that he has three other goals:<text:line-break/>1. Find out how and why he was transported to this new world.<text:line-break/>2. Become so powerful to one-time return to his old world and beloved work at Rovi.<text:line-break/>3. Find the long lost brother of his good friend<text:line-break/><text:line-break/>El Guapo just recovering from the hangover of his graduation party, is ready to continue where he left off. He remembers an announcement about some festival at the newly finished Cathedral. Knowing how those monks can drink, it seems to be the thing he was looking for. Travelers from all over the country were supposed to come to it. He has a weird feeling that perhaps, just perhaps it can turn into the starting point of his adventures he is now looking for.</text:p>
      <text:h text:style-name="P4" text:outline-level="1">OheeOhee "Woodchuck"</text:h>
      <text:p text:style-name="Standard">OheeOhee has no recollection of his parents. He vaguely remembers lumbering shapes, scorching heat, yellow sands and the smells of burnt meat and leather. Then years later the animal smells and endless rocking and creaking of the wooden planks beneath and gusty trails of dust behind. </text:p>
      <text:p text:style-name="Standard">At the age of four he was found alone and starving, <text:span text:style-name="T1">wondering around the ruined scraps of a merchant train destroyed in a bandit attack.</text:span></text:p>
      <text:p text:style-name="Standard"/>
      <text:p text:style-name="Standard">The guard patrol that happened to come across the scene was not too eager to do anything about the dirty abandoned monstrosity. However fearing the displeasure of the Gods, one of them took pity on the child taking him to nearby city in hopes of getting some coin from one of the gladiator schools that were so common along the merchant highway. In spite of his unusually large size, the gladiator schools did not want a child that young. Desperate to get rid of him, <text:span text:style-name="T1">the guard sold him to an old man that happened along getting supplies from a nearby market.</text:span></text:p>
      <text:p text:style-name="Standard"/>
      <text:p text:style-name="Standard">From there on his life took a major turn for the best. The old man was a scholar who lived in secluded mountain region. He spent the last five years transcribing the events of his age. Recognizing quite formidable physical prowess in the quickly growing youngster, the man sent him to train in the nearby temple in the attempt to teach him control and discipline. Training during the days in the temples sparring yard, the nights were spent reading and being instructed by the old man.</text:p>
      <text:p text:style-name="Standard"/>
      <text:p text:style-name="Standard">By the age of 15 the masters of the temple found it difficult to find a sparring match for the brutish half orc who already began to tower over the tallest disciple. Eventually the temple masters advised the old man to let the youngster train elsewhere.</text:p>
      <text:p text:style-name="Standard"/>
      <text:p text:style-name="Standard"><text:span text:style-name="T1">Having completed his historical tome, the hermit finally decided to make a return to the civilized world.</text:span> But he was faced with a dilemma: what should be done with the young OheeOhee? Being frowned upon, a half orc had little chance for advancement in the human society. His physical size and brutish vitality could have earned him a place in some mercenary band, but not wanting the youngster to pursue the path of violence, <text:span text:style-name="T1">the man decided to take the boy and apprentice him to a friendly woodcutter in a secluded mill not far from his home.</text:span> This way he could stay out of sight of most people and learn a profession that could feed him for the rest of his life.</text:p>
      <text:p text:style-name="Standard"/>
      <text:p text:style-name="Standard">Five years later, having finished his apprenticeship and earning his <text:span text:style-name="T1">nickname for his ability to easily throw around heavy wooden logs</text:span> OheeOhee had found no desire to settle down and embrace his profession. Yearning to continue his training and try his strength against the world the young half orc has bid fair well to his old life, and with the reluctant blessing of the old man embarked on an adventure of travelling and learning. Having heard about the upcoming festivities in the town of Sandpoint, OheeOhee now heads towards it in anticipation of music, food and adventure!</text:p>
      <text:h text:style-name="P4" text:outline-level="1">Thaolos "WhiteStar"</text:h>
      <text:p text:style-name="Standard">Thaolos WhiteStar, pronounced “Th-Hay-los”, was born in a large village way out west on the borders of a large forest to a Ranger father and a Cleric mother. Thaolos had an excellent relationship with his parents who he loved very dearly. <text:span text:style-name="T1">Thaolos’s father was the village chief and was respected by everyone.</text:span> He had begun to teach his son about leadership, survival, and <text:s/>the “Ranger” ways and was very surprised to see how quickly his son picked up things even at such a young age. <text:s/><text:span text:style-name="T1">His mother, the village cleric</text:span>, was probably the most kind and caring person you could imagine. Always willing to lend a helping or healing hand to even to those who may not deserve it. <text:s/></text:p>
      <text:p text:style-name="Standard"/>
      <text:p text:style-name="Standard">Every year, <text:span text:style-name="T1">Thaolos and his family (along with a few other families) would make the long pilgrimage into the lands of Varisia, to the town of SandPoint for the festival.</text:span> They would enjoy all the festival’s activities, the diversity of the crowds, and the beautiful scenery that would pass on their long journey.</text:p>
      <text:p text:style-name="Standard"/>
      <text:p text:style-name="Standard">One year, after spending a week of indulging in food, fun, and festivities, the Whitestar family and caravan saw smoke in the distant of what appeared to be small village. Though Thaolos’s mother was pushing his father to ‘help out’, his father knew that it was not wise to get involved in a possible dangerous situation without at least a well-armed militia (as his years fighting in many wars would attest). <text:s/>However, shortly after seeing the smoke, the caravan ran into a small boy. The boy, wounded and crying, was mumbling about a <text:span text:style-name="T1">“dark shadow of evil”</text:span> that had hit his small village. <text:s/>With hesitation, the caravan turned off their path to visit the smoking village. Unfortunately, the boy had died of his wounds even with Thaolos’s mother help. What they found in the village was horrifying. <text:s/>Everyone had been slaughtered. Men. Women. Children. Even animals. Everyone! Thaolos’s father immediately knew the danger and quickly began to turn the caravan around. Unfortunately it was too late. <text:span text:style-name="T1">A evil “Dark Lord” dressed in black platemail <text:s/>on his black horse along with his band of minions (consisting of humans, goblins, orcs, and even a troll) attacked the caravan.</text:span> Thaolos father killed many of the Dark Lord’s army and was turning the tide in the caravan’s favor as their overall skill in combat was unmatched against the Dark Lord’s troops. Unfortunately, there were just too many. Just as Thaolos’s father killed the troll, the Dark Lord himself sweep in a struck his father with a fatal blow. His mother, holding her own against the Dark Lord’s troops, was also not spared. The rest of the caravan was quickly overrun. <text:span text:style-name="T1">No one but Thaolos was sparred.</text:span> <text:span text:style-name="T1">Thaolos, only 6 at the time, grabbed his father’s dagger and threatened it against the Dark Lord.</text:span> <text:s/>The Dark Lord, looked deep within the boy and realized his potential, but also his pain. Wanting the boy to go his whole life remembering the deeds of the evil Dark Lord and wanting him to ‘feel’ the pain that he had caused him…Thaolos was left to live.</text:p>
      <text:p text:style-name="Standard">Three days passed.</text:p>
      <text:p text:style-name="Standard"/>
      <text:p text:style-name="Standard">Thaolos lay at his fallen parents side. Starving. Near death. Not wanting to leave his parent side.</text:p>
      <text:p text:style-name="Standard">Suddenly from the woods a great light appeared. Blinding was this light. Thaolos did not know if he was just imaging this or it was real. <text:s/><text:span text:style-name="T1">Large crusader knights of the Iomedae temple</text:span> (way it the mountains) approached. Seeing the carnage, the knights all lowered their heads in prayer. The leader of the knights noticed Thaolos, picked him up, fed him, and took him to their temple. <text:s/>At the temple, the leader told the other knights of the boy’s story. The knights agreed that they would raise Thaolos WhiteStar as one of their own.</text:p>
      <text:p text:style-name="Standard"/>
      <text:p text:style-name="Standard"><text:span text:style-name="T1">For 11 years, Thaolos lived at the temple,</text:span> learning the ways of the knights; the ways of the paladin. The temple elders were so amazed by how skilled the boy was in combat and how quickly the boy <text:soft-page-break/>learned. They taught him religion, nobility, healing, and of course, the use of weapons. Thaolos was soon leading the disciples of the temple as his skills we well beyond that of his peers. </text:p>
      <text:p text:style-name="Standard"/>
      <text:p text:style-name="Standard"><text:span text:style-name="T1">On his 17th Birthday, Thaolos was christened a “Iomedae Knight” and given the 1st level rank of Paladin.</text:span> They had nicked him “WhiteShadow” because he “was so quick and deadly with his strikes that it would appear as if he was coming from the shadows and you would only see a rapid white light before being struck” <text:s/>The temple elders, pleased with the growth of the young man, knew his place was no longer with them and that his adventurous spirit was only bottled in the temple. <text:s text:c="2"/>Knowing that the Sandpoint festival was approaching, the temple elders felt this would be a good healing experience for the young man. They gave him a bag of gold, weapons, food, and any items he needed for his Journey. Thaolos, thanked profusely the elders for raising and accepting him as their own. Thaolos vowed to return as often as possible and that he would never forget their generosity, love, and the temple oath.</text:p>
      <text:p text:style-name="Standard"/>
      <text:p text:style-name="Standard">As he said his goodbyes and made his way away from the temple towards the lands of Varisia, the leader elder (who had come upon him all those years ago), rode out to give him one last hug.</text:p>
      <text:p text:style-name="Standard"/>
      <text:p text:style-name="Standard">He said “if you ever run into any trouble, search for a Monk nicknamed ‘OheeOhee’ or a Druid named ‘Láidir’ as we have worked with their elders and they may offer assistance.”</text:p>
      <text:p text:style-name="Standard"/>
      <text:p text:style-name="Standard">“Goodbye my son” the leader elder said. “Goodbye” Thaolos replied.</text:p>
      <text:p text:style-name="Standard"/>
      <text:p text:style-name="Standard">As he walked just out of distance, he could hear the leader elder yell the knight’s warcry: “Strength and Honor!!”</text:p>
      <text:p text:style-name="Standard"/>
      <text:p text:style-name="Standard">...Soon he was well on his way towards the lands of “Varisia”, Thaolos would continue to speak and think about the Temple oath:</text:p>
      <text:p text:style-name="Standard"/>
      <text:p text:style-name="Standard">“Be without fear in the face of your enemies.”</text:p>
      <text:p text:style-name="Standard">“Be brave and upright so that Iomedae may love thee.”</text:p>
      <text:p text:style-name="Standard">“Speak the truth always, even if it leads to your death.”</text:p>
      <text:p text:style-name="Standard">“Safeguard the helpless and do no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text-properties fo:color="#808080"/>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ise of the Runelords – PC Notes</text:p>
      </style:header>
      <style:footer>
        <text:p text:style-name="MP2"><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9M46S</meta:editing-duration>
    <meta:editing-cycles>28</meta:editing-cycles>
    <meta:generator>OpenOffice.org/3.4$Win32 OpenOffice.org_project/340m1$Build-9590</meta:generator>
    <dc:date>2013-01-28T22:54:15.92</dc:date>
    <dc:creator>Nick Derevjanik</dc:creator>
    <meta:document-statistic meta:table-count="0" meta:image-count="0" meta:object-count="0" meta:page-count="7" meta:paragraph-count="45" meta:word-count="2329" meta:character-count="13117"/>
    <meta:user-defined meta:name="Info 1"/>
    <meta:user-defined meta:name="Info 2"/>
    <meta:user-defined meta:name="Info 3"/>
    <meta:user-defined meta:name="Info 4"/>
  </office:meta>
</office:document-meta>
</file>